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laro, aquí tienes una lista de las combinaciones de teclas más habituales en tmux en formato de tabla:</text:p>
      <text:p text:style-name="Standard"/>
      <text:p text:style-name="Standard">| Acción <text:s text:c="26"/>| Combinación de Teclas <text:s text:c="7"/>| Descripción <text:s text:c="40"/>|</text:p>
      <text:p text:style-name="Standard">|----------------------------------|-----------------------------|-----------------------------------------------------|</text:p>
      <text:p text:style-name="Standard">| Iniciar tmux <text:s text:c="20"/>| `tmux` <text:s text:c="21"/>| Inicia una nueva sesión de tmux. <text:s text:c="18"/>|</text:p>
      <text:p text:style-name="Standard">| Crear una nueva sesión <text:s text:c="10"/>| `Ctrl-b` + `:` <text:s text:c="14"/>| Crea una nueva sesión y solicita un nombre. <text:s text:c="7"/>|</text:p>
      <text:p text:style-name="Standard">| Dividir paneles horizontalmente <text:s/>| `Ctrl-b` + `%` <text:s text:c="14"/>| Divide la ventana actual en dos paneles horizontales. |</text:p>
      <text:p text:style-name="Standard">| Dividir paneles verticalmente <text:s text:c="3"/>| `Ctrl-b` + `"` <text:s text:c="14"/>| Divide la ventana actual en dos paneles verticales. <text:s text:c="2"/>|</text:p>
      <text:p text:style-name="Standard">| Cambiar entre paneles <text:s text:c="11"/>| `Ctrl-b` + Flechas <text:s text:c="10"/>| Navega entre paneles activos. <text:s text:c="22"/>|</text:p>
      <text:p text:style-name="Standard">| Cambiar entre ventanas <text:s text:c="10"/>| `Ctrl-b` + `n` (siguiente) <text:s text:c="2"/>| Cambia a la siguiente ventana. <text:s text:c="20"/>|</text:p>
      <text:p text:style-name="Standard">| <text:s text:c="33"/>| `Ctrl-b` + `p` (anterior) <text:s text:c="3"/>| Cambia a la ventana anterior. <text:s text:c="21"/>|</text:p>
      <text:p text:style-name="Standard">| Salir de una sesión <text:s text:c="13"/>| `Ctrl-b` + `d` <text:s text:c="14"/>| Se desconecta de la sesión actual. <text:s text:c="16"/>|</text:p>
      <text:p text:style-name="Standard">| Reconectar a una sesión <text:s text:c="9"/>| `tmux attach-session -t nombre_de_la_sesion` | Reconecta a una sesión existente. <text:s text:c="4"/>|</text:p>
      <text:p text:style-name="Standard">| Cerrar un panel o ventana <text:s text:c="7"/>| `Ctrl-d` (panel) <text:s text:c="12"/>| Cierra el panel actual. <text:s text:c="28"/>|</text:p>
      <text:p text:style-name="Standard">| <text:s text:c="33"/>| `Ctrl-b` + `&amp;` (ventana) <text:s text:c="4"/>| Cierra la ventana actual. <text:s text:c="25"/>|</text:p>
      <text:p text:style-name="Standard">| Mostrar lista de sesiones <text:s text:c="7"/>| `Ctrl-b` + `s` <text:s text:c="14"/>| Muestra una lista de sesiones activas. <text:s text:c="12"/>|</text:p>
      <text:p text:style-name="Standard"/>
      <text:p text:style-name="Standard">Estas combinaciones de teclas son algunas de las más utilizadas en tmux, pero recuerda que tmux es altamente personalizable, por lo que puedes configurar tus propios atajos de teclado según tus preferenci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2T11:01:17.455109812</meta:creation-date>
    <dc:date>2023-09-22T11:01:48.790282412</dc:date>
    <meta:editing-duration>PT32S</meta:editing-duration>
    <meta:editing-cycles>1</meta:editing-cycles>
    <meta:document-statistic meta:table-count="0" meta:image-count="0" meta:object-count="0" meta:page-count="1" meta:paragraph-count="16" meta:word-count="252" meta:character-count="2001" meta:non-whitespace-character-count="1241"/>
    <meta:generator>LibreOffice/7.4.1.2$Linux_X86_64 LibreOffice_project/3c58a8f3a960df8bc8fd77b461821e42c061c5f0</meta:generator>
  </office:meta>
</office:document-meta>
</file>